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color="#ffd320" draw:opacity="25%" draw:textarea-horizontal-align="center" draw:textarea-vertical-align="middle" draw:shadow-opacity="25%"/>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solid" draw:stroke-dash="Dashed_20__28_var_29_" draw:fill-color="#33a3a3" draw:textarea-horizontal-align="center" draw:textarea-vertical-align="middle"/>
    </style:style>
    <style:style style:name="gr4" style:family="graphic" style:parent-style-name="standard">
      <style:graphic-properties draw:stroke="solid" draw:stroke-dash="Dashed_20__28_var_29_" svg:stroke-width="0.071cm" draw:marker-start-width="0.306cm" draw:marker-end="Arrow" draw:marker-end-width="0.406cm" draw:textarea-horizontal-align="center" draw:textarea-vertical-align="middle" fo:padding-top="0.16cm" fo:padding-bottom="0.16cm" fo:padding-left="0.285cm" fo:padding-right="0.285cm"/>
    </style:style>
    <style:style style:name="gr5" style:family="graphic" style:parent-style-name="standard">
      <style:graphic-properties draw:fill-color="#3deb3d"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end="Line_20_Arrow" draw:marker-end-width="0.159cm" draw:textarea-horizontal-align="center" draw:textarea-vertical-align="middle"/>
    </style:style>
    <style:style style:name="gr8" style:family="graphic" style:parent-style-name="standard">
      <style:graphic-properties draw:stroke="dash" draw:stroke-dash="Fine_20_Dashed_20__28_var_29_" draw:textarea-horizontal-align="center" draw:textarea-vertical-align="middle"/>
    </style:style>
    <style:style style:name="gr9" style:family="graphic" style:parent-style-name="standard">
      <style:graphic-properties draw:stroke="none" svg:stroke-color="#000000" draw:fill="none" draw:fill-color="#ffffff" fo:min-height="0.923cm"/>
    </style:style>
    <style:style style:name="gr10" style:family="graphic" style:parent-style-name="standard">
      <style:graphic-properties draw:marker-end="Line_20_Arrow" draw:marker-end-width="0.194cm" draw:textarea-horizontal-align="center" draw:textarea-vertical-align="middle"/>
    </style:style>
    <style:style style:name="gr11" style:family="graphic" style:parent-style-name="standard">
      <style:graphic-properties draw:fill-color="#b3b300" draw:textarea-vertical-align="middle" draw:auto-grow-height="false" fo:min-height="0.749cm" fo:min-width="0.499cm"/>
    </style:style>
    <style:style style:name="gr12" style:family="graphic" style:parent-style-name="standard">
      <style:graphic-properties draw:stroke="dash" draw:stroke-dash="Dashed_20__28_var_29_"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fo:min-height="0.577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5pt" style:font-size-asian="15pt" style:font-size-complex="15pt"/>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text-properties fo:font-size="18pt" style:font-size-asian="18pt" style:font-size-complex="18pt"/>
    </style:style>
    <style:style style:name="P6"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ize="14pt" style:font-size-asian="14pt" style:font-size-complex="14pt"/>
    </style:style>
    <style:style style:name="T4" style:family="text">
      <style:text-properties fo:font-size="18pt" style:font-size-asian="18pt" style:font-size-complex="18pt"/>
    </style:style>
    <style:style style:name="T5"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1.682cm" svg:height="10.115cm" svg:x="5.136cm" svg:y="5.192cm">
          <text:p/>
        </draw:rect>
        <draw:rect draw:style-name="gr2" draw:text-style-name="P1" xml:id="id2" draw:id="id2" draw:layer="layout" svg:width="10.046cm" svg:height="5.115cm" svg:x="5.954cm" svg:y="5.961cm">
          <text:p text:style-name="P1">Flow Coordinator</text:p>
        </draw:rect>
        <draw:rect draw:style-name="gr3" draw:text-style-name="P1" draw:layer="layout" svg:width="4.91cm" svg:height="2.038cm" svg:x="10.99cm" svg:y="13.038cm">
          <text:p text:style-name="P1">Planner</text:p>
        </draw:rect>
        <draw:rect draw:style-name="gr2" draw:text-style-name="P2" xml:id="id4" draw:id="id4" draw:layer="layout" svg:width="3.075cm" svg:height="1.237cm" svg:x="5.954cm" svg:y="9.839cm">
          <text:p text:style-name="P1"><text:span text:style-name="T1">Plugin</text:span></text:p>
          <text:p text:style-name="P1"><text:span text:style-name="T1">Manager</text:span></text:p>
        </draw:rect>
        <draw:line draw:style-name="gr4" draw:text-style-name="P1" xml:id="id5" draw:id="id5" draw:layer="layout" svg:x1="11.954cm" svg:y1="11.115cm" svg:x2="11.954cm" svg:y2="13.038cm">
          <text:p/>
        </draw:line>
        <draw:line draw:style-name="gr4" draw:text-style-name="P1" draw:layer="layout" svg:x1="14.045cm" svg:y1="13.038cm" svg:x2="14.045cm" svg:y2="11.076cm">
          <text:p/>
        </draw:line>
        <draw:custom-shape draw:style-name="gr5" draw:text-style-name="P1" xml:id="id1" draw:id="id1" draw:layer="layout" svg:width="3.136cm" svg:height="2.461cm" svg:x="1.636cm" svg:y="7.288cm">
          <text:p text:style-name="P1">knowledg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1" draw:layer="layout" svg:x1="4.772cm" svg:y1="8.519cm" svg:x2="5.954cm" svg:y2="8.518cm" draw:start-shape="id1" draw:start-glue-point="7" draw:end-shape="id2" svg:d="m4772 8519h592v-1h590">
          <text:p/>
        </draw:connector>
        <draw:rect draw:style-name="gr2" draw:text-style-name="P3" xml:id="id3" draw:id="id3" draw:layer="layout" svg:width="2cm" svg:height="1.237cm" svg:x="5.954cm" svg:y="7.84cm">
          <text:p text:style-name="P1"><text:span text:style-name="T2">parser</text:span></text:p>
        </draw:rect>
        <draw:connector draw:style-name="gr7" draw:text-style-name="P1" draw:layer="layout" svg:x1="6.954cm" svg:y1="9.077cm" svg:x2="7.491cm" svg:y2="9.839cm" draw:start-shape="id3" draw:start-glue-point="2" draw:end-shape="id4" draw:end-glue-point="0" svg:d="m6954 9077v381h537v381">
          <text:p/>
        </draw:connector>
        <draw:line draw:style-name="gr8" draw:text-style-name="P1" draw:layer="layout" svg:x1="19.136cm" svg:y1="18.115cm" svg:x2="3.045cm" svg:y2="18.115cm">
          <text:p/>
        </draw:line>
        <draw:frame draw:style-name="gr9" draw:layer="layout" svg:width="2.727cm" svg:height="1.173cm" svg:x="1.418cm" svg:y="18.207cm">
          <draw:text-box>
            <text:p>plugins</text:p>
          </draw:text-box>
        </draw:frame>
        <draw:connector draw:style-name="gr10" draw:text-style-name="P1" draw:layer="layout" draw:line-skew="-0.618cm" svg:x1="6.954cm" svg:y1="9.077cm" svg:x2="11.954cm" svg:y2="11.115cm" draw:start-shape="id3" draw:start-glue-point="2" draw:end-shape="id5" draw:end-glue-point="0" svg:d="m6954 9077v384h5000v1654">
          <text:p/>
        </draw:connector>
        <draw:custom-shape draw:style-name="gr11" draw:text-style-name="P3" xml:id="id6" draw:id="id6" draw:layer="layout" svg:width="3.272cm" svg:height="3cm" svg:x="3.809cm" svg:y="20.307cm">
          <text:p text:style-name="P1"><text:span text:style-name="T2"/></text:p>
          <text:p text:style-name="P1"><text:span text:style-name="T2">DL</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1" draw:text-style-name="P4" xml:id="id7" draw:id="id7" draw:layer="layout" svg:width="3.272cm" svg:height="3cm" svg:x="8.009cm" svg:y="20.307cm">
          <text:p text:style-name="P1"><text:span text:style-name="T3"/></text:p>
          <text:p text:style-name="P1"><text:span text:style-name="T3">Calculus <text:s/></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1" draw:text-style-name="P4" xml:id="id8" draw:id="id8" draw:layer="layout" svg:width="3.272cm" svg:height="3cm" svg:x="12.309cm" svg:y="20.307cm">
          <text:p text:style-name="P1"><text:span text:style-name="T3"/></text:p>
          <text:p text:style-name="P1"><text:span text:style-name="T3">…</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onnector draw:style-name="gr12" draw:text-style-name="P1" draw:layer="layout" svg:x1="7.491cm" svg:y1="11.076cm" svg:x2="5.445cm" svg:y2="20.307cm" draw:start-shape="id4" draw:start-glue-point="2" draw:end-shape="id6" draw:end-glue-point="0" svg:d="m7491 11076v4617h-2046v4614">
          <text:p/>
        </draw:connector>
        <draw:connector draw:style-name="gr12" draw:text-style-name="P1" draw:layer="layout" svg:x1="7.491cm" svg:y1="11.076cm" svg:x2="9.645cm" svg:y2="20.307cm" draw:start-shape="id4" draw:start-glue-point="2" draw:end-shape="id7" draw:end-glue-point="0" svg:d="m7491 11076v4617h2154v4614">
          <text:p/>
        </draw:connector>
        <draw:connector draw:style-name="gr12" draw:text-style-name="P1" draw:layer="layout" svg:x1="7.491cm" svg:y1="11.076cm" svg:x2="13.945cm" svg:y2="20.307cm" draw:start-shape="id4" draw:start-glue-point="2" draw:end-shape="id8" svg:d="m7491 11076v4617h6454v4614">
          <text:p/>
        </draw:connector>
        <draw:custom-shape draw:style-name="gr5" draw:text-style-name="P5" xml:id="id9" draw:id="id9" draw:layer="layout" svg:width="2.227cm" svg:height="2.461cm" svg:x="17.545cm" svg:y="7.289cm">
          <text:p text:style-name="P1"><text:span text:style-name="T4">outpu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1" draw:layer="layout" svg:x1="16cm" svg:y1="8.518cm" svg:x2="17.545cm" svg:y2="8.519cm" draw:start-shape="id2" draw:start-glue-point="1" draw:end-shape="id9" svg:d="m16000 8518h772v1h773">
          <text:p/>
        </draw:connector>
        <draw:frame draw:style-name="gr13" draw:text-style-name="P6" draw:layer="layout" svg:width="1.273cm" svg:height="0.827cm" svg:x="15.681cm" svg:y="5.007cm">
          <draw:text-box>
            <text:p><text:span text:style-name="T5">co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niel Gutson</meta:initial-creator>
    <meta:creation-date>2011-04-09T18:47:42.70</meta:creation-date>
    <dc:date>2011-04-09T19:13:35.56</dc:date>
    <dc:creator>Daniel Gutson</dc:creator>
    <meta:editing-duration>PT21M45S</meta:editing-duration>
    <meta:editing-cycles>2</meta:editing-cycles>
    <meta:generator>LibreOffice/3.3$Win32 LibreOffice_project/330m19$Build-202</meta:generator>
    <meta:document-statistic meta:object-count="22"/>
  </office:meta>
</office:document-meta>
</file>